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930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Wavelength, µm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28349792">
            <text:p>0.28349792</text:p>
          </table:table-cell>
          <table:table-cell office:value-type="float" office:value="3.663518946">
            <text:p>3.66351894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291774119">
            <text:p>0.291774119</text:p>
          </table:table-cell>
          <table:table-cell office:value-type="float" office:value="3.719829584">
            <text:p>3.71982958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300125667">
            <text:p>0.300125667</text:p>
          </table:table-cell>
          <table:table-cell office:value-type="float" office:value="3.776251503">
            <text:p>3.776251503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308578012">
            <text:p>0.308578012</text:p>
          </table:table-cell>
          <table:table-cell office:value-type="float" office:value="3.831608068">
            <text:p>3.831608068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317597538">
            <text:p>0.317597538</text:p>
          </table:table-cell>
          <table:table-cell office:value-type="float" office:value="3.889198914">
            <text:p>3.889198914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32692637">
            <text:p>0.32692637</text:p>
          </table:table-cell>
          <table:table-cell office:value-type="float" office:value="3.945995546">
            <text:p>3.94599554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335956002">
            <text:p>0.335956002</text:p>
          </table:table-cell>
          <table:table-cell office:value-type="float" office:value="4.002607455">
            <text:p>4.00260745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345714203">
            <text:p>0.345714203</text:p>
          </table:table-cell>
          <table:table-cell office:value-type="float" office:value="4.058265431">
            <text:p>4.05826543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354901676">
            <text:p>0.354901676</text:p>
          </table:table-cell>
          <table:table-cell office:value-type="float" office:value="4.114238107">
            <text:p>4.11423810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364968364">
            <text:p>0.364968364</text:p>
          </table:table-cell>
          <table:table-cell office:value-type="float" office:value="4.169676475">
            <text:p>4.16967647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75150842">
            <text:p>0.375150842</text:p>
          </table:table-cell>
          <table:table-cell office:value-type="float" office:value="4.226433266">
            <text:p>4.22643326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385211589">
            <text:p>0.385211589</text:p>
          </table:table-cell>
          <table:table-cell office:value-type="float" office:value="4.281283449">
            <text:p>4.28128344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396086448">
            <text:p>0.396086448</text:p>
          </table:table-cell>
          <table:table-cell office:value-type="float" office:value="4.336805792">
            <text:p>4.33680579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40706511">
            <text:p>0.40706511</text:p>
          </table:table-cell>
          <table:table-cell office:value-type="float" office:value="4.391435073">
            <text:p>4.39143507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417647849">
            <text:p>0.417647849</text:p>
          </table:table-cell>
          <table:table-cell office:value-type="float" office:value="4.447407079">
            <text:p>4.447407079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429543735">
            <text:p>0.429543735</text:p>
          </table:table-cell>
          <table:table-cell office:value-type="float" office:value="4.503499508">
            <text:p>4.503499508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440996226">
            <text:p>0.440996226</text:p>
          </table:table-cell>
          <table:table-cell office:value-type="float" office:value="4.559109307">
            <text:p>4.559109307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452837879">
            <text:p>0.452837879</text:p>
          </table:table-cell>
          <table:table-cell office:value-type="float" office:value="4.613682059">
            <text:p>4.61368205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464232752">
            <text:p>0.464232752</text:p>
          </table:table-cell>
          <table:table-cell office:value-type="float" office:value="4.669101846">
            <text:p>4.669101846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477070026">
            <text:p>0.477070026</text:p>
          </table:table-cell>
          <table:table-cell office:value-type="float" office:value="4.724044433">
            <text:p>4.724044433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489220122">
            <text:p>0.489220122</text:p>
          </table:table-cell>
          <table:table-cell office:value-type="float" office:value="4.778319404">
            <text:p>4.77831940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501228231">
            <text:p>0.501228231</text:p>
          </table:table-cell>
          <table:table-cell office:value-type="float" office:value="4.832828338">
            <text:p>4.83282833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514817248">
            <text:p>0.514817248</text:p>
          </table:table-cell>
          <table:table-cell office:value-type="float" office:value="4.887948117">
            <text:p>4.88794811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528042125">
            <text:p>0.528042125</text:p>
          </table:table-cell>
          <table:table-cell office:value-type="float" office:value="4.943260916">
            <text:p>4.943260916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53987657">
            <text:p>0.53987657</text:p>
          </table:table-cell>
          <table:table-cell office:value-type="float" office:value="4.997345967">
            <text:p>4.99734596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554932886">
            <text:p>0.554932886</text:p>
          </table:table-cell>
          <table:table-cell office:value-type="float" office:value="5.051331558">
            <text:p>5.05133155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568005038">
            <text:p>0.568005038</text:p>
          </table:table-cell>
          <table:table-cell office:value-type="float" office:value="5.105940631">
            <text:p>5.10594063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582771419">
            <text:p>0.582771419</text:p>
          </table:table-cell>
          <table:table-cell office:value-type="float" office:value="5.159226931">
            <text:p>5.15922693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596705366">
            <text:p>0.596705366</text:p>
          </table:table-cell>
          <table:table-cell office:value-type="float" office:value="5.212874187">
            <text:p>5.212874187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610784373">
            <text:p>0.610784373</text:p>
          </table:table-cell>
          <table:table-cell office:value-type="float" office:value="5.265933683">
            <text:p>5.26593368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625686295">
            <text:p>0.625686295</text:p>
          </table:table-cell>
          <table:table-cell office:value-type="float" office:value="5.320477736">
            <text:p>5.32047773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640306464">
            <text:p>0.640306464</text:p>
          </table:table-cell>
          <table:table-cell office:value-type="float" office:value="5.374848125">
            <text:p>5.374848125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655709839">
            <text:p>0.655709839</text:p>
          </table:table-cell>
          <table:table-cell office:value-type="float" office:value="5.428163169">
            <text:p>5.42816316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672565753">
            <text:p>0.672565753</text:p>
          </table:table-cell>
          <table:table-cell office:value-type="float" office:value="5.481545831">
            <text:p>5.48154583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688336416">
            <text:p>0.688336416</text:p>
          </table:table-cell>
          <table:table-cell office:value-type="float" office:value="5.535955836">
            <text:p>5.535955836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704045108">
            <text:p>0.704045108</text:p>
          </table:table-cell>
          <table:table-cell office:value-type="float" office:value="5.58799423">
            <text:p>5.5879942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720793584">
            <text:p>0.720793584</text:p>
          </table:table-cell>
          <table:table-cell office:value-type="float" office:value="5.641767754">
            <text:p>5.641767754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737603948">
            <text:p>0.737603948</text:p>
          </table:table-cell>
          <table:table-cell office:value-type="float" office:value="5.693773756">
            <text:p>5.69377375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75446839">
            <text:p>0.75446839</text:p>
          </table:table-cell>
          <table:table-cell office:value-type="float" office:value="5.746496546">
            <text:p>5.746496546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.772330366">
            <text:p>0.772330366</text:p>
          </table:table-cell>
          <table:table-cell office:value-type="float" office:value="5.799008035">
            <text:p>5.79900803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789405353">
            <text:p>0.789405353</text:p>
          </table:table-cell>
          <table:table-cell office:value-type="float" office:value="5.851936501">
            <text:p>5.85193650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808351698">
            <text:p>0.808351698</text:p>
          </table:table-cell>
          <table:table-cell office:value-type="float" office:value="5.905288517">
            <text:p>5.90528851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829205097">
            <text:p>0.829205097</text:p>
          </table:table-cell>
          <table:table-cell office:value-type="float" office:value="5.958236408">
            <text:p>5.958236408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848630853">
            <text:p>0.848630853</text:p>
          </table:table-cell>
          <table:table-cell office:value-type="float" office:value="6.009090973">
            <text:p>6.00909097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867376853">
            <text:p>0.867376853</text:p>
          </table:table-cell>
          <table:table-cell office:value-type="float" office:value="6.060226283">
            <text:p>6.0602262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.887661988">
            <text:p>0.887661988</text:p>
          </table:table-cell>
          <table:table-cell office:value-type="float" office:value="6.112687118">
            <text:p>6.112687118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908569739">
            <text:p>0.908569739</text:p>
          </table:table-cell>
          <table:table-cell office:value-type="float" office:value="6.165184423">
            <text:p>6.16518442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0.928308533">
            <text:p>0.928308533</text:p>
          </table:table-cell>
          <table:table-cell office:value-type="float" office:value="6.215605902">
            <text:p>6.215605902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0.948955518">
            <text:p>0.948955518</text:p>
          </table:table-cell>
          <table:table-cell office:value-type="float" office:value="6.267417058">
            <text:p>6.267417058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0.9714896">
            <text:p>0.9714896</text:p>
          </table:table-cell>
          <table:table-cell office:value-type="float" office:value="6.317103137">
            <text:p>6.31710313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992465612">
            <text:p>0.992465612</text:p>
          </table:table-cell>
          <table:table-cell office:value-type="float" office:value="6.368986418">
            <text:p>6.36898641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.016073317">
            <text:p>1.016073317</text:p>
          </table:table-cell>
          <table:table-cell office:value-type="float" office:value="6.417351867">
            <text:p>6.41735186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.038145667">
            <text:p>1.038145667</text:p>
          </table:table-cell>
          <table:table-cell office:value-type="float" office:value="6.46681888">
            <text:p>6.46681888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.062059906">
            <text:p>1.062059906</text:p>
          </table:table-cell>
          <table:table-cell office:value-type="float" office:value="6.517052343">
            <text:p>6.517052343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.088160063">
            <text:p>1.088160063</text:p>
          </table:table-cell>
          <table:table-cell office:value-type="float" office:value="6.566589093">
            <text:p>6.56658909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.112663572">
            <text:p>1.112663572</text:p>
          </table:table-cell>
          <table:table-cell office:value-type="float" office:value="6.61475776">
            <text:p>6.61475776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.136328574">
            <text:p>1.136328574</text:p>
          </table:table-cell>
          <table:table-cell office:value-type="float" office:value="6.66312559">
            <text:p>6.6631255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.165731637">
            <text:p>1.165731637</text:p>
          </table:table-cell>
          <table:table-cell office:value-type="float" office:value="6.710806975">
            <text:p>6.71080697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.190265203">
            <text:p>1.190265203</text:p>
          </table:table-cell>
          <table:table-cell office:value-type="float" office:value="6.759417967">
            <text:p>6.75941796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.218505245">
            <text:p>1.218505245</text:p>
          </table:table-cell>
          <table:table-cell office:value-type="float" office:value="6.807110623">
            <text:p>6.807110623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.246364405">
            <text:p>1.246364405</text:p>
          </table:table-cell>
          <table:table-cell office:value-type="float" office:value="6.852329839">
            <text:p>6.852329839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.275302761">
            <text:p>1.275302761</text:p>
          </table:table-cell>
          <table:table-cell office:value-type="float" office:value="6.898361917">
            <text:p>6.89836191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.304382818">
            <text:p>1.304382818</text:p>
          </table:table-cell>
          <table:table-cell office:value-type="float" office:value="6.942363757">
            <text:p>6.942363757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.333854457">
            <text:p>1.333854457</text:p>
          </table:table-cell>
          <table:table-cell office:value-type="float" office:value="6.987643931">
            <text:p>6.98764393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.365410391">
            <text:p>1.365410391</text:p>
          </table:table-cell>
          <table:table-cell office:value-type="float" office:value="7.031951759">
            <text:p>7.031951759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.395892303">
            <text:p>1.395892303</text:p>
          </table:table-cell>
          <table:table-cell office:value-type="float" office:value="7.071104251">
            <text:p>7.071104251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.426024482">
            <text:p>1.426024482</text:p>
          </table:table-cell>
          <table:table-cell office:value-type="float" office:value="7.116287362">
            <text:p>7.116287362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.457391234">
            <text:p>1.457391234</text:p>
          </table:table-cell>
          <table:table-cell office:value-type="float" office:value="7.157652493">
            <text:p>7.157652493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.493230683">
            <text:p>1.493230683</text:p>
          </table:table-cell>
          <table:table-cell office:value-type="float" office:value="7.197481356">
            <text:p>7.197481356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.5274935">
            <text:p>1.5274935</text:p>
          </table:table-cell>
          <table:table-cell office:value-type="float" office:value="7.23603734">
            <text:p>7.2360373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559751729">
            <text:p>1.559751729</text:p>
          </table:table-cell>
          <table:table-cell office:value-type="float" office:value="7.27391404">
            <text:p>7.27391404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.596346402">
            <text:p>1.596346402</text:p>
          </table:table-cell>
          <table:table-cell office:value-type="float" office:value="7.311383032">
            <text:p>7.311383032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.631621525">
            <text:p>1.631621525</text:p>
          </table:table-cell>
          <table:table-cell office:value-type="float" office:value="7.34575992">
            <text:p>7.34575992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.669698976">
            <text:p>1.669698976</text:p>
          </table:table-cell>
          <table:table-cell office:value-type="float" office:value="7.380372258">
            <text:p>7.380372258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.706780893">
            <text:p>1.706780893</text:p>
          </table:table-cell>
          <table:table-cell office:value-type="float" office:value="7.414249862">
            <text:p>7.414249862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.745260386">
            <text:p>1.745260386</text:p>
          </table:table-cell>
          <table:table-cell office:value-type="float" office:value="7.446739811">
            <text:p>7.44673981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.786398844">
            <text:p>1.786398844</text:p>
          </table:table-cell>
          <table:table-cell office:value-type="float" office:value="7.475374294">
            <text:p>7.475374294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.827772224">
            <text:p>1.827772224</text:p>
          </table:table-cell>
          <table:table-cell office:value-type="float" office:value="7.502849546">
            <text:p>7.502849546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.872189153">
            <text:p>1.872189153</text:p>
          </table:table-cell>
          <table:table-cell office:value-type="float" office:value="7.528352557">
            <text:p>7.528352557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.916802427">
            <text:p>1.916802427</text:p>
          </table:table-cell>
          <table:table-cell office:value-type="float" office:value="7.55216072">
            <text:p>7.5521607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.958355454">
            <text:p>1.958355454</text:p>
          </table:table-cell>
          <table:table-cell office:value-type="float" office:value="7.571403838">
            <text:p>7.571403838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.005349601">
            <text:p>2.005349601</text:p>
          </table:table-cell>
          <table:table-cell office:value-type="float" office:value="7.585211073">
            <text:p>7.585211073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.054224115">
            <text:p>2.054224115</text:p>
          </table:table-cell>
          <table:table-cell office:value-type="float" office:value="7.599462923">
            <text:p>7.59946292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2.09984451">
            <text:p>2.09984451</text:p>
          </table:table-cell>
          <table:table-cell office:value-type="float" office:value="7.605086914">
            <text:p>7.60508691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.144528834">
            <text:p>2.144528834</text:p>
          </table:table-cell>
          <table:table-cell office:value-type="float" office:value="7.61216158">
            <text:p>7.61216158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2.189915668">
            <text:p>2.189915668</text:p>
          </table:table-cell>
          <table:table-cell office:value-type="float" office:value="7.610567038">
            <text:p>7.610567038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2.231500036">
            <text:p>2.231500036</text:p>
          </table:table-cell>
          <table:table-cell office:value-type="float" office:value="7.603853787">
            <text:p>7.603853787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2.275479945">
            <text:p>2.275479945</text:p>
          </table:table-cell>
          <table:table-cell office:value-type="float" office:value="7.589387919">
            <text:p>7.589387919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2.314643646">
            <text:p>2.314643646</text:p>
          </table:table-cell>
          <table:table-cell office:value-type="float" office:value="7.572223927">
            <text:p>7.5722239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19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5T19:37:55.89</dc:date>
    <meta:generator>OpenOffice/4.1.2$Win32 OpenOffice.org_project/412m3$Build-9782</meta:generator>
    <meta:editing-duration>PT1M33S</meta:editing-duration>
    <meta:editing-cycles>1</meta:editing-cycles>
    <meta:document-statistic meta:table-count="1" meta:cell-count="270" meta:object-count="0"/>
  </office:meta>
</office:document-meta>
</file>